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2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42"/>
    <style:style style:name="ce8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46062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1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" table:number-columns-repeated="1012" table:default-cell-style-name="ce1"/>
        <table:table-column table:style-name="co2" table:number-columns-repeated="15360" table:default-cell-style-name="ce1"/>
        <table:table-row table:style-name="ro2">
          <table:table-cell table:style-name="ce2"/>
          <table:table-cell office:value-type="string" table:style-name="ce3">
            <text:p>Conventionnelle</text:p>
          </table:table-cell>
          <table:table-cell office:value-type="string" table:style-name="ce3">
            <text:p>Strassen</text:p>
          </table:table-cell>
          <table:table-cell office:value-type="string" table:style-name="ce4">
            <text:p>Strassen avec seuil de 16</text:p>
          </table:table-cell>
          <table:table-cell table:style-name="ce1"/>
          <table:table-cell table:style-name="ce1">
            <draw:frame draw:z-index="1" draw:id="id0" draw:style-name="a0" draw:name="Graphique 7" svg:x="0.01024in" svg:y="0in" svg:width="5.02087in" svg:height="3.281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Graphique 11" svg:x="0.01024in" svg:y="0in" svg:width="4.6248in" svg:height="3.2602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.0790099999999999E-2" table:style-name="ce3">
            <text:p>0.02</text:p>
          </table:table-cell>
          <table:table-cell office:value-type="float" office:value="1.7499899999999999E-2" table:style-name="ce3">
            <text:p>0.02</text:p>
          </table:table-cell>
          <table:table-cell office:value-type="float" office:value="2.3253800000000002E-2" table:style-name="ce6">
            <text:p>0.0232538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9.0678499999999995E-2" table:style-name="ce3">
            <text:p>0.09</text:p>
          </table:table-cell>
          <table:table-cell office:value-type="float" office:value="0.400225" table:style-name="ce3">
            <text:p>0.40</text:p>
          </table:table-cell>
          <table:table-cell office:value-type="float" office:value="8.5369700000000007E-2" table:style-name="ce6">
            <text:p>0.0853697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0.68402300000000005" table:style-name="ce3">
            <text:p>0.68</text:p>
          </table:table-cell>
          <table:table-cell office:value-type="float" office:value="1.7864899999999999" table:style-name="ce3">
            <text:p>1.79</text:p>
          </table:table-cell>
          <table:table-cell office:value-type="float" office:value="0.55616699999999997" table:style-name="ce6">
            <text:p>0.556167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5.0810199999999996" table:style-name="ce3">
            <text:p>5.08</text:p>
          </table:table-cell>
          <table:table-cell office:value-type="float" office:value="13.001200000000001" table:style-name="ce3">
            <text:p>13.00</text:p>
          </table:table-cell>
          <table:table-cell office:value-type="float" office:value="4.3421599999999998" table:style-name="ce6">
            <text:p>4.34216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37.322899999999997" table:style-name="ce3">
            <text:p>37.32</text:p>
          </table:table-cell>
          <table:table-cell office:value-type="float" office:value="87.353200000000001" table:style-name="ce3">
            <text:p>87.35</text:p>
          </table:table-cell>
          <table:table-cell office:value-type="float" office:value="40.369" table:style-name="ce6">
            <text:p>40.369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float" office:value="274.476" table:style-name="ce3">
            <text:p>274.48</text:p>
          </table:table-cell>
          <table:table-cell office:value-type="float" office:value="610.65" table:style-name="ce3">
            <text:p>610.65</text:p>
          </table:table-cell>
          <table:table-cell office:value-type="float" office:value="270.18299999999999" table:style-name="ce6">
            <text:p>270.18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float" office:value="1950.35" table:style-name="ce3">
            <text:p>1950.35</text:p>
          </table:table-cell>
          <table:table-cell office:value-type="float" office:value="4320.6400000000003" table:style-name="ce3">
            <text:p>4320.64</text:p>
          </table:table-cell>
          <table:table-cell office:value-type="float" office:value="1795.38" table:style-name="ce6">
            <text:p>1795.38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256" table:style-name="ce5">
            <text:p>256</text:p>
          </table:table-cell>
          <table:table-cell office:value-type="float" office:value="15379.9" table:style-name="ce3">
            <text:p>15379.90</text:p>
          </table:table-cell>
          <table:table-cell office:value-type="float" office:value="30087.5" table:style-name="ce3">
            <text:p>30087.50</text:p>
          </table:table-cell>
          <table:table-cell office:value-type="float" office:value="12159.5" table:style-name="ce6">
            <text:p>12159.5</text:p>
          </table:table-cell>
          <table:table-cell table:style-name="ce5"/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office:value-type="float" office:value="2.934723924501257E-3" table:formula="of:=[.B2]/([.A2]^2.8246)" table:style-name="ce7">
            <text:p>0.0029</text:p>
          </table:table-cell>
          <table:table-cell office:value-type="float" office:value="2.4154211756836756E-3" table:formula="of:=[.C2]/([.A2]^2.857)" table:style-name="ce7">
            <text:p>0.0024</text:p>
          </table:table-cell>
          <table:table-cell office:value-type="float" office:value="3.3510067373748007E-3" table:formula="of:=[.D2]/([.A2]^2.7948)" table:style-name="ce7">
            <text:p>0.0034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float" office:value="1.8068648772094733E-3" table:formula="of:=[.B3]/([.A3]^2.8246)" table:style-name="ce7">
            <text:p>0.0018</text:p>
          </table:table-cell>
          <table:table-cell office:value-type="float" office:value="7.6246307816670057E-3" table:formula="of:=[.C3]/([.A3]^2.857)" table:style-name="ce7">
            <text:p>0.0076</text:p>
          </table:table-cell>
          <table:table-cell office:value-type="float" office:value="1.7728275475268663E-3" table:formula="of:=[.D3]/([.A3]^2.7948)" table:style-name="ce7">
            <text:p>0.0018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float" office:value="1.9239896333539904E-3" table:formula="of:=[.B4]/([.A4]^2.8246)" table:style-name="ce7">
            <text:p>0.0019</text:p>
          </table:table-cell>
          <table:table-cell office:value-type="float" office:value="4.6975617397700745E-3" table:formula="of:=[.C4]/([.A4]^2.857)" table:style-name="ce7">
            <text:p>0.0047</text:p>
          </table:table-cell>
          <table:table-cell office:value-type="float" office:value="1.6643678608302074E-3" table:formula="of:=[.D4]/([.A4]^2.7948)" table:style-name="ce7">
            <text:p>0.0017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float" office:value="2.0174073621958347E-3" table:formula="of:=[.B5]/([.A5]^2.8246)" table:style-name="ce7">
            <text:p>0.0020</text:p>
          </table:table-cell>
          <table:table-cell office:value-type="float" office:value="4.7185944084923107E-3" table:formula="of:=[.C5]/([.A5]^2.857)" table:style-name="ce7">
            <text:p>0.0047</text:p>
          </table:table-cell>
          <table:table-cell office:value-type="float" office:value="1.8725408243389346E-3" table:formula="of:=[.D5]/([.A5]^2.7948)" table:style-name="ce7">
            <text:p>0.0019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float" office:value="2.0918413926966015E-3" table:formula="of:=[.B6]/([.A6]^2.8246)" table:style-name="ce7">
            <text:p>0.0021</text:p>
          </table:table-cell>
          <table:table-cell office:value-type="float" office:value="4.3758792665249758E-3" table:formula="of:=[.C6]/([.A6]^2.857)" table:style-name="ce7">
            <text:p>0.0044</text:p>
          </table:table-cell>
          <table:table-cell office:value-type="float" office:value="2.5087352495909436E-3" table:formula="of:=[.D6]/([.A6]^2.7948)" table:style-name="ce7">
            <text:p>0.0025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float" office:value="2.17154294002361E-3" table:formula="of:=[.B7]/([.A7]^2.8246)" table:style-name="ce7">
            <text:p>0.0022</text:p>
          </table:table-cell>
          <table:table-cell office:value-type="float" office:value="4.2221744735942649E-3" table:formula="of:=[.C7]/([.A7]^2.857)" table:style-name="ce7">
            <text:p>0.0042</text:p>
          </table:table-cell>
          <table:table-cell office:value-type="float" office:value="2.4196147778644786E-3" table:formula="of:=[.D7]/([.A7]^2.7948)" table:style-name="ce7">
            <text:p>0.0024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2.1781474417282786E-3" table:formula="of:=[.B8]/([.A8]^2.8246)" table:style-name="ce7">
            <text:p>0.0022</text:p>
          </table:table-cell>
          <table:table-cell office:value-type="float" office:value="4.1233404899657464E-3" table:formula="of:=[.C8]/([.A8]^2.857)" table:style-name="ce7">
            <text:p>0.0041</text:p>
          </table:table-cell>
          <table:table-cell office:value-type="float" office:value="2.3169996052086555E-3" table:formula="of:=[.D8]/([.A8]^2.7948)" table:style-name="ce7">
            <text:p>0.0023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.4245933276620772E-3" table:formula="of:=[.B9]/([.A9]^2.8246)" table:style-name="ce7">
            <text:p>0.0024</text:p>
          </table:table-cell>
          <table:table-cell office:value-type="float" office:value="3.9631866140863092E-3" table:formula="of:=[.C9]/([.A9]^2.857)" table:style-name="ce7">
            <text:p>0.0040</text:p>
          </table:table-cell>
          <table:table-cell office:value-type="float" office:value="2.2613441506346334E-3" table:formula="of:=[.D9]/([.A9]^2.7948)" table:style-name="ce7">
            <text:p>0.0023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1">
            <draw:frame draw:z-index="3" draw:id="id2" draw:style-name="a2" draw:name="Graphique 12" svg:x="0.93819in" svg:y="0.13204in" svg:width="5.02087in" svg:height="3.218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4" draw:id="id3" draw:style-name="a3" draw:name="Graphique 13" svg:x="0.9122in" svg:y="0.11522in" svg:width="4.65118in" svg:height="3.1665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/>
          <table:table-cell office:value-type="float" office:value="7.0841757299311148" table:formula="of:=([.A2]^2.8246)" table:style-name="ce8">
            <text:p>7</text:p>
          </table:table-cell>
          <table:table-cell office:value-type="float" office:value="7.2450718641425835" table:formula="of:=([.A2]^2.857)" table:style-name="ce8">
            <text:p>7</text:p>
          </table:table-cell>
          <table:table-cell office:value-type="float" office:value="6.9393474327112727" table:formula="of:=([.A2]^2.7948)" table:style-name="ce8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.185545772545041" table:formula="of:=([.A3]^2.8246)" table:style-name="ce8">
            <text:p>50</text:p>
          </table:table-cell>
          <table:table-cell office:value-type="float" office:value="52.491066316590491" table:formula="of:=([.A3]^2.857)" table:style-name="ce8">
            <text:p>52</text:p>
          </table:table-cell>
          <table:table-cell office:value-type="float" office:value="48.15454279187653" table:formula="of:=([.A3]^2.7948)" table:style-name="ce8">
            <text:p>4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.52322535521074" table:formula="of:=([.A4]^2.8246)" table:style-name="ce8">
            <text:p>356</text:p>
          </table:table-cell>
          <table:table-cell office:value-type="float" office:value="380.30154768917225" table:formula="of:=([.A4]^2.857)" table:style-name="ce8">
            <text:p>380</text:p>
          </table:table-cell>
          <table:table-cell office:value-type="float" office:value="334.16110289619326" table:formula="of:=([.A4]^2.7948)" table:style-name="ce8">
            <text:p>33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8.5890044882135" table:formula="of:=([.A5]^2.8246)" table:style-name="ce8">
            <text:p>2519</text:p>
          </table:table-cell>
          <table:table-cell office:value-type="float" office:value="2755.312043052701" table:formula="of:=([.A5]^2.857)" table:style-name="ce8">
            <text:p>2755</text:p>
          </table:table-cell>
          <table:table-cell office:value-type="float" office:value="2318.8599914946676" table:formula="of:=([.A5]^2.7948)" table:style-name="ce8">
            <text:p>231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842.127099266781" table:formula="of:=([.A6]^2.8246)" table:style-name="ce8">
            <text:p>17842</text:p>
          </table:table-cell>
          <table:table-cell office:value-type="float" office:value="19962.43376005434" table:formula="of:=([.A6]^2.857)" table:style-name="ce8">
            <text:p>19962</text:p>
          </table:table-cell>
          <table:table-cell office:value-type="float" office:value="16091.375128795387" table:formula="of:=([.A6]^2.7948)" table:style-name="ce8">
            <text:p>1609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6396.76376697196" table:formula="of:=([.A7]^2.8246)" table:style-name="ce8">
            <text:p>126397</text:p>
          </table:table-cell>
          <table:table-cell office:value-type="float" office:value="144629.26717477976" table:formula="of:=([.A7]^2.857)" table:style-name="ce8">
            <text:p>144629</text:p>
          </table:table-cell>
          <table:table-cell office:value-type="float" office:value="111663.64268880028" table:formula="of:=([.A7]^2.7948)" table:style-name="ce8">
            <text:p>11166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95416.88621981908" table:formula="of:=([.A8]^2.8246)" table:style-name="ce8">
            <text:p>895417</text:p>
          </table:table-cell>
          <table:table-cell office:value-type="float" office:value="1047849.4343395573" table:formula="of:=([.A8]^2.857)" table:style-name="ce8">
            <text:p>1047849</text:p>
          </table:table-cell>
          <table:table-cell office:value-type="float" office:value="774872.81221971486" table:formula="of:=([.A8]^2.7948)" table:style-name="ce8">
            <text:p>77487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343290.5735289315" table:formula="of:=([.A9]^2.8246)" table:style-name="ce8">
            <text:p>6343291</text:p>
          </table:table-cell>
          <table:table-cell office:value-type="float" office:value="7591744.4545912482" table:formula="of:=([.A9]^2.857)" table:style-name="ce8">
            <text:p>7591744</text:p>
          </table:table-cell>
          <table:table-cell office:value-type="float" office:value="5377111.66015465" table:formula="of:=([.A9]^2.7948)" table:style-name="ce8">
            <text:p>5377112</text:p>
          </table:table-cell>
          <table:table-cell table:number-columns-repeated="16380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5" draw:id="id4" draw:style-name="a4" draw:name="Graphique 15" svg:x="0.02087in" svg:y="0.13424in" svg:width="4.98976in" svg:height="3.1145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6" draw:id="id5" draw:style-name="a5" draw:name="Graphique 16" svg:x="0.02087in" svg:y="0.06545in" svg:width="4.67717in" svg:height="3.2082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7" draw:id="id6" draw:style-name="a6" draw:name="Graphique 20" svg:x="1.71875in" svg:y="0.17296in" svg:width="5.5478in" svg:height="3.0249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9" draw:id="id8" draw:style-name="a8" draw:name="Graphique 22" svg:x="1.69792in" svg:y="0.15625in" svg:width="5.60417in" svg:height="2.9166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8" draw:id="id7" draw:style-name="a7" draw:name="Graphique 21" svg:x="1.69774in" svg:y="0.05208in" svg:width="5.5731in" svg:height="2.99582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2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Leandre</dc:creator>
    <meta:creation-date>2020-01-30T15:58:21Z</meta:creation-date>
    <dc:date>2020-02-05T22:31:20Z</dc:date>
    <meta:editing-cycles>2</meta:editing-cycles>
    <meta:editing-duration>PT168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false"/>
      <style:graphic-properties draw:fill="none" draw:stroke="none"/>
    </style:style>
  </office:automatic-styles>
  <office:body>
    <office:chart>
      <chart:chart chart:class="chart:scatter" svg:height="236.2393700787402pt" svg:width="361.5023622047244pt" chart:style-name="Crt0">
        <chart:title chart:style-name="CT00">
          <text:p text:style-name="a0" text:class-names="" text:cond-style-name="">Test de puissance : Conventionnelle</text:p>
        </chart:title>
        <chart:plot-area svg:x="4.195275590551181pt" svg:y="26.87244094488189pt" svg:width="341.0929133858268pt" svg:height="194.9385826771654pt" chart:style-name="Plt0">
          <chart:axis chart:dimension="y" chart:name="primary-y" chart:style-name="Axs0">
            <chart:title chart:style-name="AT00">
              <text:p text:style-name="a1" text:class-names="" text:cond-style-name="">Temps de calcul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Taille de l'exemplaire</text:p>
            </chart:title>
          </chart:axis>
          <chart:series chart:label-cell-address="Feuille1.$B$1" chart:values-cell-range-address="Feuille1.$B$2:.$B$9" chart:class="chart:scatter" chart:attached-axis="primary-y" chart:style-name="G0S0">
            <chart:domain table:cell-range-address="Feuille1.$A$2:.$A$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false"/>
      <style:graphic-properties draw:fill="none" draw:stroke="none"/>
    </style:style>
  </office:automatic-styles>
  <office:body>
    <office:chart>
      <chart:chart chart:class="chart:scatter" svg:height="234.7370078740157pt" svg:width="332.9858267716535pt" chart:style-name="Crt0">
        <chart:title chart:style-name="CT00">
          <text:p text:style-name="a0" text:class-names="" text:cond-style-name="">Test de puissance : Strassen</text:p>
        </chart:title>
        <chart:plot-area svg:x="0.396850393700787pt" svg:y="26.70236220472441pt" svg:width="318.6720472440945pt" svg:height="193.7481102362205pt" chart:style-name="Plt0">
          <chart:axis chart:dimension="y" chart:name="primary-y" chart:style-name="Axs0">
            <chart:title chart:style-name="AT00">
              <text:p text:style-name="a1" text:class-names="" text:cond-style-name="">Temps de calcul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Taille de l'exemplaire</text:p>
            </chart:title>
          </chart:axis>
          <chart:series chart:label-cell-address="Feuille1.$C$1" chart:values-cell-range-address="Feuille1.$C$2:.$C$9" chart:class="chart:scatter" chart:attached-axis="primary-y" chart:style-name="G0S0">
            <chart:domain table:cell-range-address="Feuille1.$A$2:.$A$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false"/>
      <style:graphic-properties draw:fill="none" draw:stroke="none"/>
    </style:style>
  </office:automatic-styles>
  <office:body>
    <office:chart>
      <chart:chart chart:class="chart:scatter" svg:height="231.7606299212598pt" svg:width="361.5023622047244pt" chart:style-name="Crt0">
        <chart:title chart:style-name="CT00">
          <text:p text:style-name="a0" text:class-names="" text:cond-style-name="">Test de puissance : Strassen avec seuil</text:p>
        </chart:title>
        <chart:plot-area svg:x="4.195275590551181pt" svg:y="26.30551181102362pt" svg:width="341.0929133858268pt" svg:height="191.4236220472441pt" chart:style-name="Plt0">
          <chart:axis chart:dimension="y" chart:name="primary-y" chart:style-name="Axs0">
            <chart:title chart:style-name="AT00">
              <text:p text:style-name="a1" text:class-names="" text:cond-style-name="">Temps de calcul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Taille de l'exemplaire</text:p>
            </chart:title>
          </chart:axis>
          <chart:series chart:label-cell-address="Feuille1.$D$1" chart:values-cell-range-address="Feuille1.$D$2:.$D$9" chart:class="chart:scatter" chart:attached-axis="primary-y" chart:style-name="G0S0">
            <chart:domain table:cell-range-address="Feuille1.$A$2:.$A$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38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89898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0709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27.9905511811024pt" svg:width="334.8850393700787pt" chart:style-name="Crt0">
        <chart:title chart:style-name="CT00">
          <text:p text:style-name="a0" text:class-names="" text:cond-style-name="">Test du rapport : Conventionnelle</text:p>
        </chart:title>
        <chart:plot-area svg:x="17.82992125984252pt" svg:y="27.60944881889764pt" svg:width="309.8267716535433pt" svg:height="170.1922047244094pt" chart:style-name="Plt0">
          <chart:axis chart:dimension="y" chart:name="primary-y" chart:style-name="Axs0">
            <chart:title chart:style-name="AT00">
              <text:p text:style-name="a1" text:class-names="" text:cond-style-name="">taille de l'exemplai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pport du temps sur le temps estimé</text:p>
            </chart:title>
          </chart:axis>
          <chart:series chart:label-cell-address="Feuille1.$B$1" chart:values-cell-range-address="Feuille1.$B$11:.$B$18" chart:class="chart:scatter" chart:attached-axis="primary-y" chart:style-name="G0S0">
            <chart:domain table:cell-range-address="Feuille1.$A$2:.$A$9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38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89898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0709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24.2488188976378pt" svg:width="359.2629921259842pt" chart:style-name="Crt0">
        <chart:title chart:style-name="CT00">
          <text:p text:style-name="a0" text:class-names="" text:cond-style-name="">Test du rapport : Strassen</text:p>
        </chart:title>
        <chart:plot-area svg:x="20.69291338582677pt" svg:y="27.04251968503937pt" svg:width="329.8959842519685pt" svg:height="167.7826771653543pt" chart:style-name="Plt0">
          <chart:axis chart:dimension="y" chart:name="primary-y" chart:style-name="Axs0">
            <chart:title chart:style-name="AT00">
              <text:p text:style-name="a1" text:class-names="" text:cond-style-name="">taille de l'exemplai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pport du temps sur le temps estimé</text:p>
            </chart:title>
          </chart:axis>
          <chart:series chart:label-cell-address="Feuille1.$C$1" chart:values-cell-range-address="Feuille1.$C$11:.$C$18" chart:class="chart:scatter" chart:attached-axis="primary-y" chart:style-name="G0S0">
            <chart:domain table:cell-range-address="Feuille1.$A$2:.$A$9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38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89898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0709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30.9952755905512pt" svg:width="336.755905511811pt" chart:style-name="Crt0">
        <chart:title chart:style-name="CT00">
          <text:p text:style-name="a0" text:class-names="" text:cond-style-name="">Test du rapport : Strassen avec seuil</text:p>
        </chart:title>
        <chart:plot-area svg:x="18.05669291338583pt" svg:y="28.03464566929134pt" svg:width="311.3574803149606pt" svg:height="172.1197637795275pt" chart:style-name="Plt0">
          <chart:axis chart:dimension="y" chart:name="primary-y" chart:style-name="Axs0">
            <chart:title chart:style-name="AT00">
              <text:p text:style-name="a1" text:class-names="" text:cond-style-name="">taille de l'exemplai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pport du temps sur le temps estimé</text:p>
            </chart:title>
          </chart:axis>
          <chart:series chart:label-cell-address="Feuille1.$D$1" chart:values-cell-range-address="Feuille1.$D$11:.$D$18" chart:class="chart:scatter" chart:attached-axis="primary-y" chart:style-name="G0S0">
            <chart:domain table:cell-range-address="Feuille1.$A$2:.$A$9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7in" svg:stroke-color="#4472c4" svg:stroke-opacity="100%" draw:stroke-linejoin="round" svg:stroke-linecap="round"/>
    </style:style>
    <style:style style:family="chart" style:name="Axs0" style:data-style-name="N1">
      <style:chart-properties chart:gap-width="150" chart:overlap="10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7.7964566929134pt" svg:width="399.4417322834645pt" chart:style-name="Crt0">
        <chart:title chart:style-name="CT00">
          <text:p text:style-name="a0" text:class-names="" text:cond-style-name="">Test des constantes : Conventionnell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emps de calcul estimé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s de calcul</text:p>
            </chart:title>
            <chart:grid chart:class="major" chart:style-name="GMa1"/>
          </chart:axis>
          <chart:series chart:label-cell-address="Feuille1.$B$1" chart:values-cell-range-address="Feuille1.$B$2:.$B$9" chart:class="chart:scatter" chart:attached-axis="primary-y" chart:style-name="G0S0">
            <chart:domain table:cell-range-address="Feuille1.$B$22:.$B$2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2087in" draw:distance="0.02087in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7in" svg:stroke-color="#ed7d31" svg:stroke-opacity="100%" draw:stroke-linejoin="round" svg:stroke-linecap="round"/>
    </style:style>
    <style:style style:family="chart" style:name="Axs0" style:data-style-name="N1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5.6988188976378pt" svg:width="401.2629921259842pt" chart:style-name="Crt0">
        <chart:title chart:style-name="CT00">
          <text:p text:style-name="a0" text:class-names="" text:cond-style-name="">Test des constantes : Strasse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emps de calcul estimé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s de calcul</text:p>
            </chart:title>
            <chart:grid chart:class="major" chart:style-name="GMa1"/>
          </chart:axis>
          <chart:series chart:label-cell-address="Feuille1.$C$1" chart:values-cell-range-address="Feuille1.$C$2:.$C$9" chart:class="chart:scatter" chart:attached-axis="primary-y" chart:style-name="G0S0">
            <chart:domain table:cell-range-address="Feuille1.$C$22:.$C$2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2087in" draw:distance="0.02087in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7in" svg:stroke-color="#a5a5a5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0.0pt" svg:width="403.5pt" chart:style-name="Crt0">
        <chart:title chart:style-name="CT00">
          <text:p text:style-name="a0" text:class-names="" text:cond-style-name="">Test des constantes : Strassen avec seui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emps de calcul estimé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s de calcul</text:p>
            </chart:title>
            <chart:grid chart:class="major" chart:style-name="GMa1"/>
          </chart:axis>
          <chart:series chart:label-cell-address="Feuille1.$D$1" chart:values-cell-range-address="Feuille1.$D$2:.$D$9" chart:class="chart:scatter" chart:attached-axis="primary-y" chart:style-name="G0S0">
            <chart:domain table:cell-range-address="Feuille1.$D$22:.$D$2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2087in" draw:distance="0.02087in"/>
  </office:styles>
</office:document-styles>
</file>